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VCs Passed on Android for $50M. Don't Make That Mistake Again.</text:p>
      <text:p text:style-name="P1"/>
      <text:p text:style-name="P1">Dear [VC Name],</text:p>
      <text:p text:style-name="P1"/>
      <text:p text:style-name="P1">2005: VCs passed on Android for $50M. "Mobile OS? Google should stick to search."</text:p>
      <text:p text:style-name="P1">2025: Android worth $200B+. Those VCs still kick themselves.</text:p>
      <text:p text:style-name="P1"/>
      <text:p text:style-name="P1">Right now, you have the same choice. And 12 months to make it.</text:p>
      <text:p text:style-name="P1"/>
      <text:p text:style-name="P1">I'm Meir Niv. 70 years old. 45 years building systems that work.</text:p>
      <text:p text:style-name="P1"/>
      <text:p text:style-name="P1">Most recent: Live AI trading system. 403% returns. Real money. Verify yourself: meirniv.pythonanywhere.com/orders</text:p>
      <text:p text:style-name="P1"/>
      <text:p text:style-name="P1">I don't pitch vaporware. I ship products. Now I'm shipping the biggest one.</text:p>
      <text:p text:style-name="P1"/>
      <text:p text:style-name="P1">**HaGOLEM - The "Android" for Humanoid Robots**</text:p>
      <text:p text:style-name="P1"/>
      <text:p text:style-name="P1">Not a robot company. Not an app. THE PLATFORM.</text:p>
      <text:p text:style-name="P1"/>
      <text:p text:style-name="P1">---</text:p>
      <text:p text:style-name="P1"/>
      <text:p text:style-name="P1">**WHY HUMANOID? "CREATED IN OUR IMAGE" - TWICE**</text:p>
      <text:p text:style-name="P1"/>
      <text:p text:style-name="P1">God created humans in His image - physically AND mentally.</text:p>
      <text:p text:style-name="P1"/>
      <text:p text:style-name="P1">**Physically:** Two legs (not four). Two hands. Upright. Why? So we can use TOOLS. Manipulate our world. Build civilization.</text:p>
      <text:p text:style-name="P1"/>
      <text:p text:style-name="P1">**Mentally:** Brain with neurons, layers, connections. Not random - this structure enables learning, reasoning, creating.</text:p>
      <text:p text:style-name="P1"/>
      <text:p text:style-name="P1">Now we're doing the exact same thing with Humanoid Robots (HR):</text:p>
      <text:p text:style-name="P1"/>
      <text:p text:style-name="P1">**Physical form = Human form:**</text:p>
      <text:p text:style-name="P1">- Two legs → Uses stairs, ladders, vehicles (human infrastructure)</text:p>
      <text:p text:style-name="P1">- Two hands → Uses every tool humans invented (knives, steering wheels, hammers)</text:p>
      <text:p text:style-name="P1">- Human proportions → Fits human spaces (doorways, cars, kitchens)</text:p>
      <text:p text:style-name="P1"/>
      <text:p text:style-name="P1">**AI intelligence = Human brain structure:**</text:p>
      <text:p text:style-name="P1">- Neural networks → Mirror our neurons and synapses</text:p>
      <text:p text:style-name="P1">- Layers and connections → Same architecture as biological brain</text:p>
      <text:p text:style-name="P1">- Learning by observation → Like children watching parents</text:p>
      <text:p text:style-name="P1"/>
      <text:p text:style-name="P1">This isn't philosophy. It's FUNCTIONALITY.</text:p>
      <text:p text:style-name="P1"/>
      <text:p text:style-name="P1">HR can do ANY human task because they have human form + human-brain-structured AI.</text:p>
      <text:p text:style-name="P1"/>
      <text:p text:style-name="P1">**The Magic:** Teach one HR once. Millions replicate perfectly. Forever.</text:p>
      <text:p text:style-name="P1"/>
      <text:p text:style-name="P1">Gordon Ramsay demonstrates Beef Wellington to one HR. Now every HR on Earth cooks like Gordon. He earns $60 per sale, passively, forever.</text:p>
      <text:p text:style-name="P1"/>
      <text:p text:style-name="P1">---</text:p>
      <text:p text:style-name="P1"/>
      <text:p text:style-name="P1">**THE MARKET - EVERY INDUSTRY, NOT JUST ONE**</text:p>
      <text:p text:style-name="P1"/>
      <text:p text:style-name="P1">**FOOD ($108B):** Michelin meals at home. Celebrity chefs earn forever. Street vendors 2x their income.</text:p>
      <text:p text:style-name="P1"/>
      <text:p text:style-name="P1">**TRANSPORTATION ($1.5T):** Your HR drives Uber while you work. Buys itself in 6 months. Then prints money: $52K/year profit.</text:p>
      <text:p text:style-name="P1"/>
      <text:p text:style-name="P1">**MANUFACTURING ($5T):** Bring jobs back from China. 1,000 HR + 10 Americans = cheaper than Chinese labor. HR builds HR = exponential scaling.</text:p>
      <text:p text:style-name="P1"/>
      <text:p text:style-name="P1">**CONSTRUCTION ($2T):** Zero accidents. HR doesn't fear heights, never fatigues. Insurance costs vanish.</text:p>
      <text:p text:style-name="P1"/>
      <text:p text:style-name="P1">**ELDERLY CARE ($1.6T):** 24/7 care families can afford. Aging in place, not nursing homes.</text:p>
      <text:p text:style-name="P1"/>
      <text:p text:style-name="P1">**MILITARY (EXISTENTIAL):** </text:p>
      <text:p text:style-name="P1">Turkey threatens Israel. 9x larger, NATO's 2nd strongest army.</text:p>
      <text:p text:style-name="P1">Israel's survival = 1 million HR soldiers.</text:p>
      <text:p text:style-name="P1">No fear. Runs into danger. Saves human lives.</text:p>
      <text:p text:style-name="P1">Quantum-encrypted. Unhackable.</text:p>
      <text:p text:style-name="P1">US military wants this too.</text:p>
      <text:p text:style-name="P1"/>
      <text:p text:style-name="P1">Plus: Retail, security, healthcare, agriculture, cleaning, aviation, maritime. Hundreds of applications.</text:p>
      <text:p text:style-name="P1"/>
      <text:p text:style-name="P1">**TOTAL: $4+ Trillion TAM**</text:p>
      <text:p text:style-name="P1"/>
      <text:p text:style-name="P1">---</text:p>
      <text:p text:style-name="P1"/>
      <text:p text:style-name="P1">**OUR STRATEGY: PLATFORM + SPIN-OFFS (The Smart Play)**</text:p>
      <text:p text:style-name="P1"/>
      <text:p text:style-name="P1">We DON'T try to do everything. That's suicide.</text:p>
      <text:p text:style-name="P1"/>
      <text:p text:style-name="P1">We build the PLATFORM (like Microsoft built Windows, not every app).</text:p>
      <text:p text:style-name="P1"/>
      <text:p text:style-name="P1">Applications that prove successful → We SPIN THEM OFF:</text:p>
      <text:p text:style-name="P1">- RoboChef spins off → Independent company, food experts run it</text:p>
      <text:p text:style-name="P1">- We keep 35% equity, they raise their own capital</text:p>
      <text:p text:style-name="P1">- We stay laser-focused on platform dominance</text:p>
      <text:p text:style-name="P1">- They use ANY robot hardware (even competitors)</text:p>
      <text:p text:style-name="P1">- We take 30% of every transaction</text:p>
      <text:p text:style-name="P1"/>
      <text:p text:style-name="P1">Result: Portfolio of 20-30 companies. Multiple exit opportunities. Platform gets stronger with each spin-off.</text:p>
      <text:p text:style-name="P1"/>
      <text:p text:style-name="P1">When HR market saturates (everyone owns 2-3 robots), our spin-off portfolio keeps generating revenue. We planned for the plateau.</text:p>
      <text:p text:style-name="P1"/>
      <text:p text:style-name="P1">---</text:p>
      <text:p text:style-name="P1"/>
      <text:p text:style-name="P1">**WHY WE WIN (Not Hope - Math)**</text:p>
      <text:p text:style-name="P1"/>
      <text:p text:style-name="P1">**1. FIRST MOVER (12-month window):**</text:p>
      <text:p text:style-name="P1"><text:soft-page-break/>Platform winner gets decided in next 12 months.</text:p>
      <text:p text:style-name="P1">Network effects kick in → Exponentially harder to displace.</text:p>
      <text:p text:style-name="P1">We're building NOW. Not "planning to build."</text:p>
      <text:p text:style-name="P1"/>
      <text:p text:style-name="P1">**2. HARDWARE AGNOSTIC:**</text:p>
      <text:p text:style-name="P1">Tesla builds Optimus? We run on it.</text:p>
      <text:p text:style-name="P1">Boston Dynamics builds Atlas? We run on it.</text:p>
      <text:p text:style-name="P1">Chinese manufacturers undercut price? HELPS us (more robots = more licenses).</text:p>
      <text:p text:style-name="P1">We win regardless of which hardware wins.</text:p>
      <text:p text:style-name="P1"/>
      <text:p text:style-name="P1">**3. ISRAEL + SILICON VALLEY:**</text:p>
      <text:p text:style-name="P1">Unit 8200 AI talent + Your business expertise + BIRD Foundation $1.5M non-dilutive.</text:p>
      <text:p text:style-name="P1">Competitors don't have this combination.</text:p>
      <text:p text:style-name="P1"/>
      <text:p text:style-name="P1">**4. PROOF I EXECUTE:**</text:p>
      <text:p text:style-name="P1">I'm 70. Built live trading system in 6 months. 403% returns.</text:p>
      <text:p text:style-name="P1">Not PowerPoint. Not promises. PROOF.</text:p>
      <text:p text:style-name="P1">If I can beat Wall Street at 70, I can build HaGOLEM.</text:p>
      <text:p text:style-name="P1"/>
      <text:p text:style-name="P1">**5. MILITARY VALIDATION:**</text:p>
      <text:p text:style-name="P1">Israeli military contracts = ultimate credibility.</text:p>
      <text:p text:style-name="P1">Government revenue = stable, strategic, protective.</text:p>
      <text:p text:style-name="P1"/>
      <text:p text:style-name="P1">---</text:p>
      <text:p text:style-name="P1"/>
      <text:p text:style-name="P1">**THE ASK (Your Piece of History)**</text:p>
      <text:p text:style-name="P1"/>
      <text:p text:style-name="P1">**$8M seed at $20M pre-money (28.6% equity)**</text:p>
      <text:p text:style-name="P1"/>
      <text:p text:style-name="P1">YOU bring Israeli VC partner ($2-3M of the $8M):</text:p>
      <text:p text:style-name="P1">- They access Unit 8200 talent</text:p>
      <text:p text:style-name="P1">- They handle Israel ops</text:p>
      <text:p text:style-name="P1">- You handle US ops</text:p>
      <text:p text:style-name="P1">- Natural partnership</text:p>
      <text:p text:style-name="P1"/>
      <text:p text:style-name="P1">Plus: BIRD Foundation $1.5M non-dilutive</text:p>
      <text:p text:style-name="P1">**Total capital: $9.5M for your $8M**</text:p>
      <text:p text:style-name="P1"/>
      <text:p text:style-name="P1">**12-Month Milestones (Not Faith - Checkpoints):**</text:p>
      <text:p text:style-name="P1">- Month 3: HOS running on test robot</text:p>
      <text:p text:style-name="P1">- Month 6: 3 pilot customers committed</text:p>
      <text:p text:style-name="P1">- Month 9: First deployment</text:p>
      <text:p text:style-name="P1">- Month 12: $65K/month revenue flowing</text:p>
      <text:p text:style-name="P1"/>
      <text:p text:style-name="P1">---</text:p>
      <text:p text:style-name="P1"/>
      <text:p text:style-name="P1">**THE RETURNS (Why You'll Never Forgive Yourself If You Pass)**</text:p>
      <text:p text:style-name="P1"/>
      <text:p text:style-name="P1">**Base Case:** $2.6B in 5 years → Your $8M = $520M (65x)</text:p>
      <text:p text:style-name="P1"/>
      <text:p text:style-name="P1">**NVIDIA Case:** They're spending BILLIONS in Israel RIGHT NOW.</text:p>
      <text:p text:style-name="P1">- Buying buildings, acquiring companies, hiring thousands</text:p>
      <text:p text:style-name="P1">- NVIDIA hardware + HaGOLEM software = complete robotics stack</text:p>
      <text:p text:style-name="P1">- Acquisition: $15-30B in years 5-7</text:p>
      <text:p text:style-name="P1">- Your $8M = $2.25B - $6B (281-750x)</text:p>
      <text:p text:style-name="P1">- Probability: 40% NVIDIA specifically, 80% some tech giant</text:p>
      <text:p text:style-name="P1"/>
      <text:p text:style-name="P1">One more thing: Spin-off portfolio adds $600M-$2B to exit value.</text:p>
      <text:p text:style-name="P1"/>
      <text:p text:style-name="P1">---</text:p>
      <text:p text:style-name="P1"/>
      <text:p text:style-name="P1">**FULL DETAILS (Everything You Need to Evaluate)**</text:p>
      <text:p text:style-name="P1"/>
      <text:p text:style-name="P1">- **Executive Summary:** https://www.mayyamw.com/hraimn</text:p>
      <text:p text:style-name="P1">- **Complete Story:** https://www.mayyamw.com/hagolem <text:s/></text:p>
      <text:p text:style-name="P1">- **Technical Docs:** https://github.com/mniv77/RoboChef</text:p>
      <text:p text:style-name="P1">- **Proof I Ship:** meirniv.pythonanywhere.com/orders</text:p>
      <text:p text:style-name="P1"/>
      <text:p text:style-name="P1">---</text:p>
      <text:p text:style-name="P1"/>
      <text:p text:style-name="P1">**THE CHOICE**</text:p>
      <text:p text:style-name="P1"/>
      <text:p text:style-name="P1">I'm sending this to 6 top VCs simultaneously. First mover gets best terms.</text:p>
      <text:p text:style-name="P1"/>
      <text:p text:style-name="P1">While you "evaluate," Founders Fund might be signing the term sheet.</text:p>
      <text:p text:style-name="P1"/>
      <text:p text:style-name="P1">Two outcomes:</text:p>
      <text:p text:style-name="P1">1. You invest → Own 28.6% of the platform that powers the robot revolution</text:p>
      <text:p text:style-name="P1">2. You pass → In 2030, you explain to your LP why you missed the 500x return</text:p>
      <text:p text:style-name="P1"/>
      <text:p text:style-name="P1">I won't try to convince you. I'll just feel sorry you missed it.</text:p>
      <text:p text:style-name="P1"/>
      <text:p text:style-name="P1">Not arrogance. Pattern recognition.</text:p>
      <text:p text:style-name="P1"/>
      <text:p text:style-name="P1">---</text:p>
      <text:p text:style-name="P1"/>
      <text:p text:style-name="P1">**One Last Thing:**</text:p>
      <text:p text:style-name="P1"/>
      <text:p text:style-name="P1">I'm 70. This is my final project. I won't live to see another opportunity like this.</text:p>
      <text:p text:style-name="P1"/>
      <text:p text:style-name="P1">Neither will you.</text:p>
      <text:p text:style-name="P1"/>
      <text:p text:style-name="P1">The humanoid robot revolution happens once. The platform winner gets decided once. In the next 12 months.</text:p>
      <text:p text:style-name="P1"/>
      <text:p text:style-name="P1">After that? Too late. Platform effects lock in. Game over.</text:p>
      <text:p text:style-name="P1"/>
      <text:p text:style-name="P1">The train is leaving the station.</text:p>
      <text:p text:style-name="P1"/>
      <text:p text:style-name="P1"><text:soft-page-break/>**Are you on it?**</text:p>
      <text:p text:style-name="P1"/>
      <text:p text:style-name="P1">---</text:p>
      <text:p text:style-name="P1"/>
      <text:p text:style-name="P1">**Meir Niv** <text:s/></text:p>
      <text:p text:style-name="P1">Founder &amp; Chairman, HaGOLEM <text:s/></text:p>
      <text:p text:style-name="P1">45 Years Engineering Experience <text:s/></text:p>
      <text:p text:style-name="P1">Website: https://www.mayyamw.com/hagolem</text:p>
      <text:p text:style-name="P1"/>
      <text:p text:style-name="P1">**P.S. - The investors who passed on Android for $50M? They're still employed. But everyone knows they're the ones who missed it. Don't be that person.**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9:56:44.137750200</meta:creation-date>
    <dc:date>2025-11-28T19:54:44.297174700</dc:date>
    <meta:editing-duration>PT9H58M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130" meta:word-count="1058" meta:character-count="6714" meta:non-whitespace-character-count="5777"/>
  </office:meta>
</office:document-meta>
</file>